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MockKey.equals(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CachingBytecodeGenerator.mockClassConstruction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achingBytecodeGenerator.mockClassStatic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achingBytecodeGenerator.mockClass( final MockFeatures &lt; T &gt;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ockitoMockKe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CachingBytecodeGenerator.clearAll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CachingBytecodeGenerator.TypeCachingBytecodeGenerator( BytecodeGenerator bytecodeGenerator , boolean wea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itoMockKey.MockitoMockKey( Class &lt; ? &gt; type , Set &lt; Class &lt; ? &gt; &gt; additionalType , SerializableMode serializableMode , boolean strip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